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2ecd" officeooo:paragraph-rsid="001b2ecd"/>
    </style:style>
    <style:style style:name="P2" style:family="paragraph" style:parent-style-name="Text_20_body">
      <style:text-properties officeooo:rsid="001759a7" officeooo:paragraph-rsid="001759a7"/>
    </style:style>
    <style:style style:name="P3" style:family="paragraph" style:parent-style-name="Text_20_body">
      <style:text-properties officeooo:rsid="001a5b39" officeooo:paragraph-rsid="001a5b39"/>
    </style:style>
    <style:style style:name="P4" style:family="paragraph" style:parent-style-name="Text_20_body">
      <style:text-properties officeooo:paragraph-rsid="001a5b39"/>
    </style:style>
    <style:style style:name="P5" style:family="paragraph" style:parent-style-name="Text_20_body">
      <style:text-properties officeooo:rsid="001b2ecd" officeooo:paragraph-rsid="001b2ecd"/>
    </style:style>
    <style:style style:name="P6" style:family="paragraph" style:parent-style-name="Standard">
      <style:text-properties officeooo:rsid="001b2ecd" officeooo:paragraph-rsid="001b2ecd"/>
    </style:style>
    <style:style style:name="P7" style:family="paragraph" style:parent-style-name="Standard">
      <style:text-properties officeooo:paragraph-rsid="001759a7"/>
    </style:style>
    <style:style style:name="T1" style:family="text">
      <style:text-properties officeooo:rsid="001759a7"/>
    </style:style>
    <style:style style:name="T2" style:family="text">
      <style:text-properties officeooo:rsid="0018c54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 text:name="firstHeading"/>Cookie (cuisine)</text:p>
      <text:p text:style-name="P7"><text:span text:style-name="T1">Source : Wikipedia</text:span></text:p>
      <text:p text:style-name="P7"/>
      <text:p text:style-name="P1">Un cookie (en Europe), biscuit au Canada ou pépité, est un petit biscuit sec et rond aux pépites de chocolat originaire des États-Unis.</text:p>
      <text:h text:style-name="Heading_20_1" text:outline-level="1">Étymologie</text:h>
      <text:p text:style-name="P1">Le mot anglais « cookie » vient du néerlandais « koekje » (petit biscuit), introduit aux États-Unis par les colons hollandais de la Nouvelle-Amsterdam. C'est un terme générique utilisé en Amérique du Nord pour désigner toutes sortes de biscuits secs. Dans les autres pays anglophones on utilise le mot « biscuit ».</text:p>
      <text:p text:style-name="P1">En français, le mot « cookie » désigne généralement un type bien précis de biscuit rond aux pépites de chocolat appelé en anglais chocolate chip cookie (« petit biscuit aux pépites de chocolat »), ou parfois d'autres biscuits similaires.</text:p>
      <text:h text:style-name="Heading_20_1" text:outline-level="1"><text:bookmark text:name="Dans_le_commerce"/>Dans le commerce</text:h>
      <text:p text:style-name="P2">Ce type de biscuit est vendu en boîte à l'épicerie ou à l'unité en boulangerie-pâtisserie ou dans les grandes surfaces.</text:p>
      <text:p text:style-name="Text_20_body">Le cookie industriel est différent par sa texture s'apparentant davantage à un biscuit sec sablé qui s'émiette facilement. Le "fait-maison" est généralement plus tendre et moelleux.</text:p>
      <text:p text:style-name="Text_20_body">Il existe notamment toute une variété de desserts (crèmes glacées, milkshakes, cheesecakes, etc.) et autres sucreries qui ont la saveur du cookie, mentionnés "cookie dough chip" .</text:p>
      <text:p text:style-name="Text_20_body">De nombreuses marques commercialisent des pâtes à cookies prête à l'emploi, et sous la forme de préparation en poudre.</text:p>
      <text:h text:style-name="Heading_20_1" text:outline-level="1">homonymes</text:h>
      <text:h text:style-name="Heading_20_2" text:outline-level="2"><text:bookmark text:name="Informatique"/>Informatique</text:h>
      <text:p text:style-name="P2"><text:span text:style-name="T2">En informatique, un cookie est un </text:span>fichier texte stocké sur l'ordinateur d'un internaute.</text:p>
      <text:h text:style-name="Heading_20_2" text:outline-level="2"><text:bookmark text:name="Culture"/>Cu<text:span text:style-name="T2">lture</text:span></text:h>
      <text:p text:style-name="P3">Cookie est un film réalisé en 1989 par Susan Seidelman. </text:p>
      <text:p text:style-name="P3">Cookie est une comédie dramatique française écrite et réalisée par Léa Fraze et sortie en 2002. </text:p>
      <text:p text:style-name="P3">Cookie est un magazine de prépublication de manga mensuel de type shōjo publié par Shūeisha. Son tirage est d’environ 200 000 exemplaires.</text:p>
      <text:p text:style-name="P3">Cookie est un musicien de musique afro-américaine. </text:p>
      <text:p text:style-name="P5"><text:soft-page-break/>Cookie est un jeu vidéo d’action et de plates-formes développé et publié par Ultimate Play the Game sur ZX Spectrum en 1983. Le joueur y incarne Charlie, un chef cuisinier tentant de préparer un gâteau. Ses ingrédients sont cependant vivants et tentent de s’échapper, obligeant Charlie à les capturer pour réussir son gâteau. Comme ses prédécesseurs, il a été programmé par Chris Stamper, ses graphismes ayant été conçus par son frère, Tim Stamper. À sa sortie, il est l’un des rares jeux ZX Spectrum à être disponible au format ROM permettant un chargement du jeu quasi instantané (le chargement de la version standard pouvant prendre plusieurs minutes). Une version BBC Micro du jeu a également été développée par Ultimate Play the Game mais celle-ci n’a jamais été publiée. À sa sortie, le jeu reçoit un accueil mitigé de la presse spécialisée, les critiques saluant ses graphismes mais regrettant sa trop grande difficulté et ses similitudes avec Pssst.</text:p>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AR PL SungtiL GB" style:font-family-asian="'AR PL SungtiL GB'"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eline Prevost</meta:initial-creator>
    <meta:creation-date>2017-09-22T15:14:42.213552049</meta:creation-date>
    <dc:date>2019-09-25T16:06:30.814871981</dc:date>
    <dc:creator>Celine ADOBET</dc:creator>
    <meta:editing-duration>PT11M7S</meta:editing-duration>
    <meta:editing-cycles>4</meta:editing-cycles>
    <meta:generator>LibreOffice/6.0.7.3$Linux_X86_64 LibreOffice_project/00m0$Build-3</meta:generator>
    <meta:document-statistic meta:table-count="0" meta:image-count="0" meta:object-count="0" meta:page-count="2" meta:paragraph-count="20" meta:word-count="443" meta:character-count="2757" meta:non-whitespace-character-count="2331"/>
  </office:meta>
</office:document-meta>
</file>